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lymethacrylamide is from C4H7N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leme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ss frac</text:p>
          </table:table-cell>
        </table:table-row>
        <table:table-row table:style-name="ro1">
          <table:table-cell/>
          <table:table-cell office:value-type="string" calcext:value-type="string">
            <text:p>Carbon</text:p>
          </table:table-cell>
          <table:table-cell office:value-type="float" office:value="4" calcext:value-type="float">
            <text:p>4</text:p>
          </table:table-cell>
          <table:table-cell office:value-type="float" office:value="12.011" calcext:value-type="float">
            <text:p>12.011</text:p>
          </table:table-cell>
          <table:table-cell table:formula="of:=[.C5]*[.D5]/[.$D$9]" office:value-type="float" office:value="0.564521397621687" calcext:value-type="float">
            <text:p>0.5645213976</text:p>
          </table:table-cell>
        </table:table-row>
        <table:table-row table:style-name="ro1">
          <table:table-cell/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float" office:value="14.00674" calcext:value-type="float">
            <text:p>14.00674</text:p>
          </table:table-cell>
          <table:table-cell table:formula="of:=[.C6]*[.D6]/[.$D$9]" office:value-type="float" office:value="0.164580477081916" calcext:value-type="float">
            <text:p>0.1645804771</text:p>
          </table:table-cell>
        </table:table-row>
        <table:table-row table:style-name="ro1">
          <table:table-cell/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office:value-type="float" office:value="15.9994" calcext:value-type="float">
            <text:p>15.9994</text:p>
          </table:table-cell>
          <table:table-cell table:formula="of:=[.C7]*[.D7]/[.$D$9]" office:value-type="float" office:value="0.187994414476489" calcext:value-type="float">
            <text:p>0.1879944145</text:p>
          </table:table-cell>
        </table:table-row>
        <table:table-row table:style-name="ro1">
          <table:table-cell/>
          <table:table-cell office:value-type="string" calcext:value-type="string">
            <text:p>Hydrogen</text:p>
          </table:table-cell>
          <table:table-cell office:value-type="float" office:value="7" calcext:value-type="float">
            <text:p>7</text:p>
          </table:table-cell>
          <table:table-cell office:value-type="float" office:value="1.00794" calcext:value-type="float">
            <text:p>1.00794</text:p>
          </table:table-cell>
          <table:table-cell table:formula="of:=[.C8]*[.D8]/[.$D$9]" office:value-type="float" office:value="0.0829037108199073" calcext:value-type="float">
            <text:p>0.0829037108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PRODUCT([.C5:.C8];[.D5:.D8])" office:value-type="float" office:value="85.10572" calcext:value-type="float">
            <text:p>85.10572</text:p>
          </table:table-cell>
          <table:table-cell table:formula="of:=SUM([.E5:.E8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lymethacrylimide is different and used in Rohacell.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leme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ss frac</text:p>
          </table:table-cell>
        </table:table-row>
        <table:table-row table:style-name="ro1">
          <table:table-cell/>
          <table:table-cell office:value-type="string" calcext:value-type="string">
            <text:p>Carbon</text:p>
          </table:table-cell>
          <table:table-cell office:value-type="float" office:value="29" calcext:value-type="float">
            <text:p>29</text:p>
          </table:table-cell>
          <table:table-cell office:value-type="float" office:value="12.011" calcext:value-type="float">
            <text:p>12.011</text:p>
          </table:table-cell>
          <table:table-cell table:formula="of:=[.C14]*[.D14]/[.$D$18]" office:value-type="float" office:value="0.480473838612689" calcext:value-type="float">
            <text:p>0.4804738386</text:p>
          </table:table-cell>
        </table:table-row>
        <table:table-row table:style-name="ro1">
          <table:table-cell/>
          <table:table-cell office:value-type="string" calcext:value-type="string">
            <text:p>Nitrogen</text:p>
          </table:table-cell>
          <table:table-cell office:value-type="float" office:value="3" calcext:value-type="float">
            <text:p>3</text:p>
          </table:table-cell>
          <table:table-cell office:value-type="float" office:value="14.00674" calcext:value-type="float">
            <text:p>14.00674</text:p>
          </table:table-cell>
          <table:table-cell table:formula="of:=[.C15]*[.D15]/[.$D$18]" office:value-type="float" office:value="0.0579630063325563" calcext:value-type="float">
            <text:p>0.0579630063</text:p>
          </table:table-cell>
        </table:table-row>
        <table:table-row table:style-name="ro1">
          <table:table-cell/>
          <table:table-cell office:value-type="string" calcext:value-type="string">
            <text:p>Oxygen</text:p>
          </table:table-cell>
          <table:table-cell office:value-type="float" office:value="16" calcext:value-type="float">
            <text:p>16</text:p>
          </table:table-cell>
          <table:table-cell office:value-type="float" office:value="15.9994" calcext:value-type="float">
            <text:p>15.9994</text:p>
          </table:table-cell>
          <table:table-cell table:formula="of:=[.C16]*[.D16]/[.$D$18]" office:value-type="float" office:value="0.353115075939003" calcext:value-type="float">
            <text:p>0.3531150759</text:p>
          </table:table-cell>
        </table:table-row>
        <table:table-row table:style-name="ro1">
          <table:table-cell/>
          <table:table-cell office:value-type="string" calcext:value-type="string">
            <text:p>Hydrogen</text:p>
          </table:table-cell>
          <table:table-cell office:value-type="float" office:value="78" calcext:value-type="float">
            <text:p>78</text:p>
          </table:table-cell>
          <table:table-cell office:value-type="float" office:value="1.00794" calcext:value-type="float">
            <text:p>1.00794</text:p>
          </table:table-cell>
          <table:table-cell table:formula="of:=[.C17]*[.D17]/[.$D$18]" office:value-type="float" office:value="0.108448079115751" calcext:value-type="float">
            <text:p>0.108448079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PRODUCT([.C14:.C17];[.D14:.D17])" office:value-type="float" office:value="724.94894" calcext:value-type="float">
            <text:p>724.94894</text:p>
          </table:table-cell>
          <table:table-cell table:formula="of:=SUM([.E14:.E17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el Hessey</meta:initial-creator>
    <meta:creation-date>2015-12-23T16:21:11.375804472</meta:creation-date>
    <meta:generator>LibreOffice/4.2.8.2$Linux_X86_64 LibreOffice_project/420$Build-2</meta:generator>
    <dc:date>2015-12-23T17:35:43.261839952</dc:date>
    <dc:creator>Nigel Hessey</dc:creator>
    <meta:editing-duration>PT1H6M54S</meta:editing-duration>
    <meta:editing-cycles>3</meta:editing-cycles>
    <meta:document-statistic meta:table-count="1" meta:cell-count="48" meta:object-count="0"/>
  </office:meta>
</office:document-meta>
</file>